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19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roit des modérateur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Modération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la page « Modération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- « Modération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Modératio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de la page de modération</text:p>
          </table:table-cell>
          <table:table-cell table:style-name="ce1" office:value-type="string" calcext:value-type="string">
            <text:p>A, B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Modération »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Modération</text:p>
          </table:table-cell>
          <table:table-cell table:style-name="ce1" office:value-type="string" calcext:value-type="string">
            <text:p>D, F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00:50.303532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2-02T17:01:00.434310061</dc:date>
    <meta:editing-duration>PT47M17S</meta:editing-duration>
    <meta:editing-cycles>9</meta:editing-cycles>
    <meta:document-statistic meta:table-count="1" meta:cell-count="33" meta:object-count="0"/>
  </office:meta>
</office:document-meta>
</file>